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 svg:font-family="Aria"/>
    <style:font-face style:name="Aria1" svg:font-family="Aria" style:font-family-generic="roman"/>
    <style:font-face style:name="Arial" svg:font-family="Arial" style:font-family-generic="roman"/>
    <style:font-face style:name="DejaVu Sans" svg:font-family="'DejaVu Sans'" style:font-family-generic="roman"/>
    <style:font-face style:name="Droid Sans Fallback" svg:font-family="'Droid Sans Fallback'" style:font-family-generic="roman"/>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fo:color="#000000" style:text-outline="false" style:text-line-through-style="none" style:text-line-through-type="none" style:font-name="Droid Sans Fallback" fo:font-size="10pt" fo:font-style="normal" fo:text-shadow="none" style:text-underline-style="none" fo:font-weight="normal" style:font-size-asian="10pt" style:font-style-asian="normal" style:font-weight-asian="normal" style:font-size-complex="10pt" style:text-emphasize="none"/>
    </style:style>
    <style:style style:name="T3" style:family="text">
      <style:text-properties fo:color="#000000" style:text-outline="false" style:text-line-through-style="none" style:text-line-through-type="none" style:font-name="Droid Sans Fallback" fo:font-style="normal" fo:text-shadow="none" style:text-underline-style="none" fo:font-weight="normal" style:font-style-asian="normal" style:font-weight-asian="normal" style:text-emphasize="none"/>
    </style:style>
    <style:style style:name="T4"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5"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text-emphasize="none"/>
    </style:style>
    <style:style style:name="T6" style:family="text">
      <style:text-properties fo:color="#000000"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7" style:family="text">
      <style:text-properties fo:color="#000000" style:text-outline="false" style:text-line-through-style="none" style:text-line-through-type="none" style:font-name="Aria1" fo:font-size="10pt" fo:font-style="normal" fo:text-shadow="none" style:text-underline-style="none" fo:font-weight="normal" style:letter-kerning="true" style:font-size-asian="10pt" style:font-style-asian="normal" style:font-weight-asian="normal" style:text-emphasize="none"/>
    </style:style>
    <style:style style:name="T8" style:family="text">
      <style:text-properties fo:color="#000000" style:text-outline="false" style:text-line-through-style="none" style:text-line-through-type="none" style:font-name="DejaVu Sans" fo:font-size="10pt" fo:font-style="normal" fo:text-shadow="none" style:text-underline-style="none" fo:font-weight="normal" style:letter-kerning="true" style:font-size-asian="10pt" style:font-style-asian="normal" style:font-weight-asian="normal" style:text-emphasize="none"/>
    </style:style>
    <style:style style:name="T9" style:family="text">
      <style:text-properties officeooo:rsid="000d6697"/>
    </style:style>
    <style:style style:name="T10" style:family="text">
      <style:text-properties fo:language="ja" fo:country="JP"/>
    </style:style>
    <style:style style:name="T11" style:family="text">
      <style:text-properties style:language-asian="ja" style:country-asian="J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This is 1 test record text for Gengo automation checking. [[[ comment here ]]] &lt;div class = "ng-binder" id = "label-check"&gt; more texts inside these two blocks of html code test &lt;/div&gt; </text:span><text:span text:style-name="T7">I believe that for his escape he took advantage of the migration of a flock of wild birds. On </text:span><text:span text:style-name="T8">the morning of his departure he put his planet in perfect order. He carefully cleaned out his active volcanoes. He possessed two active volcanoes; and they were very convenient for heating his breakfast in the morning. He also had one volcano that was extinct. But, as he said, "One never knows!" So he cleaned out the extinct volcano, too. If they are well cleaned out, volcanoes burn slowly and steadily, without any eruptions. Volcanic eruptions are like fires in a chimney.The little prince also pulled up, with a certain sense of dejection, the last little shoots of the baobabs. He believed that he would never want to return. But on this last morning all these familiar tasks seemed very precious to him. And when he watered the flower for the last time, and prepared to place her under the shelter of her glass globe, he realised that he was very very close to much tear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 svg:font-family="Aria"/>
    <style:font-face style:name="Aria1" svg:font-family="Aria" style:font-family-generic="roman"/>
    <style:font-face style:name="Arial" svg:font-family="Arial" style:font-family-generic="roman"/>
    <style:font-face style:name="DejaVu Sans" svg:font-family="'DejaVu Sans'" style:font-family-generic="roman"/>
    <style:font-face style:name="Droid Sans Fallback" svg:font-family="'Droid Sans Fallback'" style:font-family-generic="roman"/>
    <style:font-face style:name="FreeSans" svg:font-family="Free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PH"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2:52:17.397644446</meta:creation-date>
    <dc:date>2017-06-02T08:21:18.163709813</dc:date>
    <meta:editing-duration>P0D</meta:editing-duration>
    <meta:editing-cycles>2</meta:editing-cycles>
    <meta:generator>LibreOffice/4.2.8.2$Linux_X86_64 LibreOffice_project/420m0$Build-2</meta:generator>
    <meta:document-statistic meta:table-count="0" meta:image-count="0" meta:object-count="0" meta:page-count="1" meta:paragraph-count="1" meta:word-count="206" meta:character-count="1160" meta:non-whitespace-character-count="953"/>
  </office:meta>
</office:document-meta>
</file>